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08CC9878849CACD47C5.png" manifest:media-type="image/png"/>
  <manifest:file-entry manifest:full-path="Pictures/10000201000001CC000001CC7D59F26D78D82FDC.png" manifest:media-type="image/png"/>
  <manifest:file-entry manifest:full-path="Pictures/10000201000000C8000000C82560D9AD92C43B62.png" manifest:media-type="image/png"/>
  <manifest:file-entry manifest:full-path="Pictures/1000000000000020000000204B249CA79A42C6D7.png" manifest:media-type="image/png"/>
  <manifest:file-entry manifest:full-path="Pictures/10000201000001B8000001B82F1856082C92AF9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ource Code Pro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Source Code Pro2" fo:font-weight="normal" style:font-weight-asian="normal" style:font-weight-complex="normal"/>
    </style:style>
    <style:style style:name="T6" style:family="text">
      <style:text-properties style:font-name="Source Sans pro"/>
    </style:style>
    <style:style style:name="T7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 Communtiy</text:p>
          </draw:text-box>
        </draw:frame>
        <draw:frame presentation:style-name="pr2" draw:text-style-name="P1" draw:layer="layout" svg:width="25.5cm" svg:height="6.75cm" svg:x="1.5cm" svg:y="13.125cm" presentation:class="subtitle">
          <draw:text-box>
            <text:p>PureScriptのコミュニティ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自己紹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ennis Gosnell デニス・ゴズネル</text:p>
                <text:list>
                  <text:list-item>
                    <text:p>PureScript Contribのメンバー<text:line-break/><text:a xlink:href="https://github.com/purescript-contrib" xlink:type="simple">https://github.com/purescript-contrib</text:a> </text:p>
                  </text:list-item>
                  <text:list-item>
                    <text:p>purescript-unicodeというパッケージの作成者<text:line-break/><text:a xlink:href="https://github.com/purescript-contrib/purescript-unicode" xlink:type="simple">https://github.com/purescript-contrib/purescript-unicode</text:a> </text:p>
                  </text:list-item>
                  <text:list-item>
                    <text:p>ホームページ: <text:a xlink:href="https://functor.tokyo/" xlink:type="simple">https://functor.tokyo/</text:a> </text:p>
                  </text:list-item>
                  <text:list-item>
                    <text:p>Twitter: @cdepillabout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4.459cm" svg:height="4.459cm" svg:x="21.748cm" svg:y="4.839cm">
          <draw:image xlink:href="Pictures/10000201000001B8000001B82F1856082C92AF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コミュニティの紹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重要人物</text:p>
          </draw:text-box>
        </draw:frame>
        <draw:frame presentation:style-name="Alizarin-outline1" draw:layer="layout" svg:width="19.514cm" svg:height="6.2cm" svg:x="1cm" svg:y="5.5cm" presentation:class="outline" presentation:user-transformed="true">
          <draw:text-box>
            <text:list text:style-name="L3">
              <text:list-header>
                <text:p><text:span text:style-name="T1">Phil Freeman </text:span><text:span text:style-name="T1">フィル・フリーマン</text:span></text:p>
              </text:list-header>
            </text:list>
            <text:list text:style-name="L4">
              <text:list-item>
                <text:list>
                  <text:list-item>
                    <text:p>PureScriptのコンパイラーの作成者</text:p>
                  </text:list-item>
                  <text:list-item>
                    <text:p>ほとんどのスタンダードライブラリーに関わっている</text:p>
                  </text:list-item>
                </text:list>
              </text:list-item>
            </text:list>
          </draw:text-box>
        </draw:frame>
        <draw:frame presentation:style-name="pr8" draw:layer="layout" svg:width="18.184cm" svg:height="6.2cm" svg:x="8.316cm" svg:y="12.29cm" presentation:class="outline" presentation:user-transformed="true">
          <draw:text-box>
            <text:list text:style-name="L3">
              <text:list-header>
                <text:p>Gary Burgess ゲリー・バァージィス</text:p>
                <text:list>
                  <text:list-item>
                    <text:p>幅広いライブラリーの作成者</text:p>
                    <text:list>
                      <text:list-item>
                        <text:p>halogenというフロントエンドのUIライブラリー</text:p>
                      </text:list-item>
                    </text:list>
                  </text:list-item>
                  <text:list-item>
                    <text:p>コンパイラーにたくさん貢献している<text:tab/> 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5.291cm" svg:height="5.291cm" svg:x="20.879cm" svg:y="5.5cm">
          <draw:image xlink:href="Pictures/10000201000000C8000000C82560D9AD92C43B62.png" xlink:type="simple" xlink:show="embed" xlink:actuate="onLoad">
            <text:p/>
          </draw:image>
        </draw:frame>
        <draw:frame draw:style-name="gr4" draw:text-style-name="P4" draw:layer="layout" svg:width="5.844cm" svg:height="5.844cm" svg:x="1.955cm" svg:y="12.29cm">
          <draw:image xlink:href="Pictures/10000201000001CC000001CC7D59F26D78D82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を支援している会社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SlamData</text:p>
                <text:p><text:a xlink:href="https://slamdata.com/" xlink:type="simple">https://slamdata.com</text:a></text:p>
                <text:list>
                  <text:list-item>
                    <text:p>NoSQL（MongoDB）のアナリティクス</text:p>
                  </text:list-item>
                  <text:list-item>
                    <text:p>フロントエンドはほぼ全てPureScript</text:p>
                  </text:list-item>
                  <text:list-item>
                    <text:p>Gary Burgessなどを採用？？して、コンパイラーにもたくさん貢献している</text:p>
                  </text:list-item>
                  <text:list-item>
                    <text:p>5人から10人程度でpurescriptを使っている</text:p>
                  </text:list-item>
                  <text:list-item>
                    <text:p>オープンソース <text:a xlink:href="https://github.com/slamdata/slamdata" xlink:type="simple">https://github.com/slamdata/slamdata</text:a>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11.923cm" svg:height="2.781cm" svg:x="13.882cm" svg:y="5.158cm">
          <draw:image xlink:href="Pictures/10000201000002580000008CC9878849CACD47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開発はどこで</text:p>
          </draw:text-box>
        </draw:frame>
        <draw:frame presentation:style-name="pr5" draw:layer="layout" svg:width="25.871cm" svg:height="13cm" svg:x="1cm" svg:y="5.5cm" presentation:class="outline" presentation:user-transformed="true">
          <draw:text-box>
            <text:list text:style-name="L3">
              <text:list-header>
                <text:p>Github</text:p>
                <text:list>
                  <text:list-item>
                    <text:p>コンパイラーとツール</text:p>
                    <text:list>
                      <text:list-item>
                        <text:p><text:a xlink:href="https://github.com/purescript/purescript" xlink:type="simple">https://github.com/purescript/purescript</text:a></text:p>
                      </text:list-item>
                      <text:list-item>
                        <text:p><text:a xlink:href="https://github.com/purescript-contrib/pulp" xlink:type="simple">https://github.com/purescript-contrib/pulp</text:a></text:p>
                      </text:list-item>
                    </text:list>
                  </text:list-item>
                  <text:list-item>
                    <text:p>ライブラリー</text:p>
                    <text:list>
                      <text:list-item>
                        <text:p>PureScriptのライブラリーはほぼ全て<text:span text:style-name="T2">purescript-</text:span>というプリフィックスが付いている</text:p>
                      </text:list-item>
                      <text:list-item>
                        <text:p><text:a xlink:href="https://github.com/purescript/purescript-monoid" xlink:type="simple">https://github.com/purescript/purescript-monoid</text:a></text:p>
                      </text:list-item>
                      <text:list-item>
                        <text:p><text:a xlink:href="https://github.com/purescript-contrib/purescript-argonaut" xlink:type="simple">https://github.com/purescript-contrib/purescript-argonaut</text:a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ドキュメンテーション (全部英語...）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本やチュートリアル</text:p>
                <text:list>
                  <text:list-item>
                    <text:p><text:span text:style-name="T3">PureScript by Example</text:span><text:span text:style-name="T4"> </text:span><text:a xlink:href="https://leanpub.com/purescript" xlink:type="simple">https://leanpub.com/purescript</text:a> </text:p>
                    <text:list>
                      <text:list-item>
                        <text:p>初心者向き</text:p>
                      </text:list-item>
                      <text:list-item>
                        <text:p>結構充実している</text:p>
                      </text:list-item>
                    </text:list>
                  </text:list-item>
                  <text:list-item>
                    <text:p><text:a xlink:href="https://github.com/purescript/documentation" xlink:type="simple">https://github.com/purescript/documentation</text:a> </text:p>
                    <text:list>
                      <text:list-item>
                        <text:p>複数のチュートリアル</text:p>
                      </text:list-item>
                      <text:list-item>
                        <text:p>初心者向きのチュートリアルもある</text:p>
                      </text:list-item>
                    </text:list>
                  </text:list-item>
                </text:list>
                <text:p>ライブラリードキュメンテーション</text:p>
                <text:list>
                  <text:list-item>
                    <text:p>Pursuit <text:a xlink:href="https://pursuit.purescript.org/" xlink:type="simple">https://pursuit.purescript.org</text:a></text:p>
                    <text:list>
                      <text:list-item>
                        <text:p>ライブラリードキュメンテーションや型による関数検索（便利さ抜群）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オンラインコミュニティ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ureScriptのreddit<text:line-break/><text:a xlink:href="https://www.reddit.com/r/purescript/" xlink:type="simple">https://www.reddit.com/r/purescript/</text:a><text:line-break/></text:p>
              </text:list-item>
              <text:list-item>
                <text:p>Slack <text:span text:style-name="T5">#purescript</text:span><text:line-break/><text:a xlink:href="https://fpchat-invite.herokuapp.com/" xlink:type="simple">https://fpchat-invite.herokuapp.com/</text:a><text:line-break/></text:p>
              </text:list-item>
              <text:list-item>
                <text:p><text:span text:style-name="T6">IRC </text:span><text:span text:style-name="T5">#purescript @ freenode.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は捻挫しやすい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PureScriptの取得時間<text:line-break/></text:p>
                <text:list>
                  <text:list-item>
                    <text:p><text:span text:style-name="T7">数週間</text:span>：<text:span text:style-name="T1">簡単な関数</text:span>が書ける</text:p>
                  </text:list-item>
                  <text:list-item>
                    <text:p><text:span text:style-name="T7">数カ月</text:span>：<text:span text:style-name="T1">簡単なプログラム</text:span>が書けるけど、分からないことが多い</text:p>
                  </text:list-item>
                  <text:list-item>
                    <text:p><text:span text:style-name="T7">一年</text:span>：なんとなく意図を表現できるものの、一番いい書き方が分からなかったり、<text:span text:style-name="T1">意味不明のライブラリー</text:span>はまだ結構ある</text:p>
                  </text:list-item>
                  <text:list-item>
                    <text:p><text:span text:style-name="T7">二年</text:span>：初めて<text:span text:style-name="T1">自信がつく</text:span>。任意のプログラムが書ける</text:p>
                  </text:list-item>
                  <text:list-item>
                    <text:p><text:span text:style-name="T7">三年</text:span>：自分で<text:span text:style-name="T1">ライブリーを作ったり</text:span>、読んでも分からないコードとライブラリーはほぼない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fill-image-width="0cm" draw:fill-image-height="0cm" draw:auto-grow-height="false" draw:fit-to-size="shrink-to-fit">
        <text:list-style style:name="Alizarin-outline1">
          <text:list-level-style-bullet text:level="1" text:bullet-char="●">
            <style:list-level-properties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2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508cm" fo:margin-right="0cm" fo:margin-top="0cm" fo:margin-bottom="0.403cm" fo:text-indent="0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2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3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3:27:23.350584212</meta:creation-date>
    <meta:editing-duration>PT2H51M4S</meta:editing-duration>
    <meta:editing-cycles>9</meta:editing-cycles>
    <meta:generator>LibreOffice/5.2.7.2$Linux_X86_64 LibreOffice_project/20m0$Build-2</meta:generator>
    <dc:date>2017-07-14T18:09:15.945588607</dc:date>
    <meta:document-statistic meta:object-count="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